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size="14pt" style:font-size-asian="14pt"/>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P6" style:parent-style-name="Normal" style:family="paragraph">
      <style:text-properties fo:font-size="14pt" style:font-size-asian="14pt"/>
    </style:style>
    <style:style style:name="P7" style:parent-style-name="Normal" style:family="paragraph">
      <style:text-properties fo:font-size="14pt" style:font-size-asian="14pt"/>
    </style:style>
    <style:style style:name="P8" style:parent-style-name="Normal" style:family="paragraph">
      <style:text-properties fo:font-size="14pt" style:font-size-asian="14pt"/>
    </style:style>
    <style:style style:name="T9" style:parent-style-name="DefaultParagraphFont" style:family="text">
      <style:text-properties fo:font-size="14pt" style:font-size-asian="14pt"/>
    </style:style>
  </office:automatic-styles>
  <office:body>
    <office:text text:use-soft-page-breaks="true">
      <text:p text:style-name="P1">EVALUATION</text:p>
      <text:p text:style-name="P2">To conclude my project, I can evaluate what I did well and what I learnt from it. By making this game I learnt C# in lots of detail, this means I can go on to use it for more things in the future. Then I learnt a lot about Unity, meaning I can use it for later projects.</text:p>
      <text:p text:style-name="P3">I am glad about the progress I have made and I am pleased with the final product as a game. As it is my first game, there are very few features, only basic standard ones. For later games, it would be better to incorporate more qualities such as menus and achievements to add to my new knowledge of movement. I can go on to develop animation skills to use to make the game as presentable as possible too.</text:p>
      <text:p text:style-name="P4">For next time, I should find out about my target audience before I begin thinking about the actual game, this way I know what to make. Then I should assess my own skills to see how complicated of a game I can make.</text:p>
      <text:p text:style-name="P5">Doing this project has compelled me to continue with computing to GCSE and use it as a hobby. Coding has also now become a more significant thing that I like, so I am more likely to use it in a range of things in the future.</text:p>
      <text:p text:style-name="P6">Doing this project has lead me to finding more about the community of games. It has told me how many things there are to think about, very different to when I programmed with Scratch. I have also found out more about computers themselves as I have seen how much computers actually do to complete even simple tasks. This shows how important it is to study computing too.</text:p>
      <text:p text:style-name="P7">I am pleased with the feedback I have gained from people who have played my game, and it shows I have correctly reached my target market’s needs. Having such gamers, who are quoted on EXTERNAL FEEDBACK, recommend my game tells me that this is the type of thing people might like to play.</text:p>
      <text:p text:style-name="P8">Learning the solutions to so many problems has shown me that everything can be split down into smaller parts. This will stay with me for future reference, therefore making it much easier to use other coding languages too.</text:p>
      <text:p text:style-name="Normal"><text:span text:style-name="T9">Overall, I have learnt many things to help me in programming and other topics and has advised to me how important computing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10:00Z</meta:creation-date>
    <dc:date>2017-06-22T14:14:00Z</dc:date>
    <meta:template xlink:href="Normal" xlink:type="simple"/>
    <meta:editing-cycles>3</meta:editing-cycles>
    <meta:editing-duration>PT1200S</meta:editing-duration>
    <meta:document-statistic meta:page-count="1" meta:paragraph-count="4" meta:word-count="318" meta:character-count="2130" meta:row-count="15" meta:non-whitespace-character-count="1816"/>
  </office:meta>
</office:document-meta>
</file>